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16E18EA18E38204E614.png" manifest:media-type="image/png"/>
  <manifest:file-entry manifest:full-path="Pictures/1000000000000170000000AA1AC095E16D4F0658.png" manifest:media-type="image/png"/>
  <manifest:file-entry manifest:full-path="Pictures/1000000000000220000001238B9349C2CB9234C8.png" manifest:media-type="image/png"/>
  <manifest:file-entry manifest:full-path="Pictures/1000000000000185000001222F4A7614111B0D35.png" manifest:media-type="image/png"/>
  <manifest:file-entry manifest:full-path="Pictures/10000000000001F5000001A0C64841184ED11765.png" manifest:media-type="image/png"/>
  <manifest:file-entry manifest:full-path="Pictures/10000000000001B50000007AA3DDEB937DC58968.png" manifest:media-type="image/png"/>
  <manifest:file-entry manifest:full-path="Pictures/10000000000001DF0000017A06DE456934B4F0EB.png" manifest:media-type="image/png"/>
  <manifest:file-entry manifest:full-path="Pictures/10000000000001AC0000018206C868A1C4AD0E65.png" manifest:media-type="image/png"/>
  <manifest:file-entry manifest:full-path="Pictures/100000000000018B000000883CCD5CEC416CE81E.png" manifest:media-type="image/png"/>
  <manifest:file-entry manifest:full-path="Pictures/1000000000000238000001942BE3E85FF86A0DD4.png" manifest:media-type="image/png"/>
  <manifest:file-entry manifest:full-path="Pictures/10000000000001C60000013AA60209452379CAC6.png" manifest:media-type="image/png"/>
  <manifest:file-entry manifest:full-path="Pictures/100000000000014B000001318113DCF4C31CC0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063in" svg:y="-0.7161in" svg:width="2.6327in" svg:height="2.3744in" draw:z-index="0"><draw:image xlink:href="Pictures/10000000000001AC0000018206C868A1C4AD0E65.png" xlink:type="simple" xlink:show="embed" xlink:actuate="onLoad"/></draw:frame><draw:frame draw:style-name="fr1" draw:name="Image2" text:anchor-type="paragraph" svg:x="-0.7374in" svg:y="1.7626in" svg:width="3.4752in" svg:height="1.8591in" draw:z-index="1"><draw:image xlink:href="Pictures/1000000000000220000001238B9349C2CB9234C8.png" xlink:type="simple" xlink:show="embed" xlink:actuate="onLoad"/></draw:frame><draw:frame draw:style-name="fr1" draw:name="Image3" text:anchor-type="paragraph" svg:x="-0.7374in" svg:y="3.6209in" svg:width="2.4646in" svg:height="1.8374in" draw:z-index="2"><draw:image xlink:href="Pictures/1000000000000185000001222F4A7614111B0D35.png" xlink:type="simple" xlink:show="embed" xlink:actuate="onLoad"/></draw:frame><draw:frame draw:style-name="fr1" draw:name="Image4" text:anchor-type="paragraph" svg:x="-0.7744in" svg:y="5.5154in" svg:width="3.3366in" svg:height="2.7709in" draw:z-index="3"><draw:image xlink:href="Pictures/10000000000001F5000001A0C64841184ED11765.png" xlink:type="simple" xlink:show="embed" xlink:actuate="onLoad"/></draw:frame><draw:frame draw:style-name="fr1" draw:name="Image5" text:anchor-type="paragraph" svg:x="-0.7744in" svg:y="8.2854in" svg:width="3.6634in" svg:height="1.0228in" draw:z-index="4"><draw:image xlink:href="Pictures/10000000000001B50000007AA3DDEB937DC58968.png" xlink:type="simple" xlink:show="embed" xlink:actuate="onLoad"/></draw:frame><draw:frame draw:style-name="fr1" draw:name="Image6" text:anchor-type="paragraph" svg:x="2.0756in" svg:y="-0.7472in" svg:width="2.8453in" svg:height="2.0783in" draw:z-index="5"><draw:image xlink:href="Pictures/10000000000001C60000013AA60209452379CAC6.png" xlink:type="simple" xlink:show="embed" xlink:actuate="onLoad"/></draw:frame><draw:frame draw:style-name="fr1" draw:name="Image7" text:anchor-type="paragraph" svg:x="2.5134in" svg:y="1.6374in" svg:width="2.6091in" svg:height="2.0591in" draw:z-index="6"><draw:image xlink:href="Pictures/10000000000001DF0000017A06DE456934B4F0EB.png" xlink:type="simple" xlink:show="embed" xlink:actuate="onLoad"/></draw:frame><draw:frame draw:style-name="fr1" draw:name="Image8" text:anchor-type="paragraph" svg:x="2.5134in" svg:y="4.0457in" svg:width="2.9339in" svg:height="2.0874in" draw:z-index="7"><draw:image xlink:href="Pictures/1000000000000238000001942BE3E85FF86A0DD4.png" xlink:type="simple" xlink:show="embed" xlink:actuate="onLoad"/></draw:frame><draw:frame draw:style-name="fr1" draw:name="Image9" text:anchor-type="paragraph" svg:x="2.8043in" svg:y="6.1846in" svg:width="2.4827in" svg:height="2.2874in" draw:z-index="8"><draw:image xlink:href="Pictures/100000000000014B000001318113DCF4C31CC011.png" xlink:type="simple" xlink:show="embed" xlink:actuate="onLoad"/></draw:frame><draw:frame draw:style-name="fr1" draw:name="Image10" text:anchor-type="paragraph" svg:x="3.0528in" svg:y="8.7374in" svg:width="2.9256in" svg:height="1.0075in" draw:z-index="9"><draw:image xlink:href="Pictures/100000000000018B000000883CCD5CEC416CE81E.png" xlink:type="simple" xlink:show="embed" xlink:actuate="onLoad"/></draw:frame><draw:frame draw:style-name="fr1" draw:name="Image11" text:anchor-type="paragraph" svg:x="5.0354in" svg:y="-0.652in" svg:width="2.6457in" svg:height="1.222in" draw:z-index="10"><draw:image xlink:href="Pictures/1000000000000170000000AA1AC095E16D4F0658.png" xlink:type="simple" xlink:show="embed" xlink:actuate="onLoad"/></draw:frame><draw:frame draw:style-name="fr1" draw:name="Image12" text:anchor-type="paragraph" svg:x="5.289in" svg:y="0.7264in" svg:width="2.3555in" svg:height="1.9909in" draw:z-index="11"><draw:image xlink:href="Pictures/10000000000001B10000016E18EA18E38204E6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2:08:20.288993900</meta:creation-date>
    <dc:date>2019-12-05T12:17:07.644699814</dc:date>
    <meta:editing-duration>PT8M49S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